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a8ae"/>
    </style:style>
    <style:style style:name="P2" style:family="paragraph" style:parent-style-name="Standard">
      <style:text-properties officeooo:rsid="0008a8ae" officeooo:paragraph-rsid="0008a8ae"/>
    </style:style>
    <style:style style:name="P3" style:family="paragraph" style:parent-style-name="Standard">
      <style:text-properties officeooo:rsid="0008a8ae" officeooo:paragraph-rsid="0008a8ae"/>
    </style:style>
    <style:style style:name="P4" style:family="paragraph" style:parent-style-name="Standard">
      <style:text-properties officeooo:rsid="00099288" officeooo:paragraph-rsid="00099288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gr1" style:family="graphic">
      <style:graphic-properties draw:stroke="none" draw:fill="none" draw:fill-color="#ffffff" fo:min-height="0.6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909in" fo:min-width="0.4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input file for this graph would be</text:p>
      <text:p text:style-name="P2">6 9</text:p>
      <text:p text:style-name="P2">1 3 9</text:p>
      <text:p text:style-name="P2">2 3 1</text:p>
      <text:p text:style-name="P2">2 4 5</text:p>
      <text:p text:style-name="P2">3 4 6</text:p>
      <text:p text:style-name="P2">3 5 2</text:p>
      <text:p text:style-name="P2">3 6 3</text:p>
      <text:p text:style-name="P2">4 5 7</text:p>
      <text:p text:style-name="P2">4 6 8</text:p>
      <text:p text:style-name="P2">5 6 4</text:p>
      <text:p text:style-name="P1"/>
      <text:p text:style-name="P2">There are multiple topological orders in this graph since 1 and 2 both have degree 0,. The possible topological orders are:</text:p>
      <text:p text:style-name="P2">[1,2,3,4,5,6]</text:p>
      <text:p text:style-name="P4">[2,1,3,4,5,6]</text:p>
      <text:p text:style-name="P2"/>
      <text:p text:style-name="P2">The highest cost distance between 2 and 6 would be 18. ( 2 &gt; 3 &gt; 4 &gt; 5 &gt; 6)</text:p>
      <text:p text:style-name="P2"/>
      <text:p text:style-name="P1"><draw:frame text:anchor-type="paragraph" draw:z-index="24" draw:name="Text Frame 10" draw:style-name="gr1" draw:text-style-name="P5" svg:width="0.6941in" svg:height="0.6941in" svg:x="3.4217in" svg:y="0.1874in"><draw:text-box><text:p>2</text:p></draw:text-box></draw:frame></text:p>
      <text:p text:style-name="P1"><draw:frame text:anchor-type="paragraph" draw:z-index="23" draw:name="Text Frame 9" draw:style-name="gr1" draw:text-style-name="P5" svg:width="0.6941in" svg:height="0.6941in" svg:x="1.7272in" svg:y="0.0472in"><draw:text-box><text:p>9</text:p></draw:text-box></draw:frame></text:p>
      <text:p text:style-name="P1"/>
      <text:p text:style-name="P1"><draw:custom-shape text:anchor-type="paragraph" draw:z-index="0" draw:name="Shape 1" draw:style-name="gr3" draw:text-style-name="P7" svg:width="0.6941in" svg:height="0.6941in" svg:x="0.5319in" svg:y="-0.3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3" draw:text-style-name="P7" svg:width="0.6941in" svg:height="0.6941in" svg:x="0.3791in" svg:y="0.7374in"><text:p text:style-name="P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3" draw:text-style-name="P7" svg:width="0.6941in" svg:height="0.6941in" svg:x="2.3374in" svg:y="-0.38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3" draw:text-style-name="P7" svg:width="0.6941in" svg:height="0.6941in" svg:x="2.3654in" svg:y="1.1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3" draw:text-style-name="P7" svg:width="0.6941in" svg:height="0.6941in" svg:x="3.8654in" svg:y="-0.38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3" draw:text-style-name="P7" svg:width="0.6941in" svg:height="0.6941in" svg:x="4.9764in" svg:y="0.4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Text Frame 1" draw:style-name="gr1" draw:text-style-name="P5" svg:width="0.6941in" svg:height="0.6941in" svg:x="0.7819in" svg:y="-0.1654in"><draw:text-box><text:p>1</text:p></draw:text-box></draw:frame><draw:frame text:anchor-type="paragraph" draw:z-index="7" draw:name="Text Frame 2" draw:style-name="gr1" draw:text-style-name="P5" svg:width="0.6941in" svg:height="0.6941in" svg:x="2.5874in" svg:y="-0.1516in"><draw:text-box><text:p>3</text:p></draw:text-box></draw:frame><draw:frame text:anchor-type="paragraph" draw:z-index="8" draw:name="Text Frame 3" draw:style-name="gr1" draw:text-style-name="P5" svg:width="0.6941in" svg:height="0.6941in" svg:x="2.6154in" svg:y="1.3764in"><draw:text-box><text:p>4</text:p></draw:text-box></draw:frame><draw:frame text:anchor-type="paragraph" draw:z-index="9" draw:name="Text Frame 4" draw:style-name="gr1" draw:text-style-name="P5" svg:width="0.6941in" svg:height="0.6941in" svg:x="4.1154in" svg:y="-0.1516in"><draw:text-box><text:p>5</text:p></draw:text-box></draw:frame><draw:frame text:anchor-type="paragraph" draw:z-index="10" draw:name="Text Frame 5" draw:style-name="gr1" draw:text-style-name="P5" svg:width="0.6941in" svg:height="0.6941in" svg:x="5.2264in" svg:y="0.6819in"><draw:text-box><text:p>6</text:p></draw:text-box></draw:frame><draw:line text:anchor-type="paragraph" draw:z-index="11" draw:name="Horizontal line 1" draw:style-name="gr2" draw:text-style-name="P6" svg:x1="1.2256in" svg:y1="0.0154in" svg:x2="2.3374in" svg:y2="0.0154in"><text:p/></draw:line><draw:line text:anchor-type="paragraph" draw:z-index="12" draw:name="Line 1" draw:style-name="gr2" draw:text-style-name="P6" svg:x1="1.0728in" svg:y1="1.2098in" svg:x2="2.3654in" svg:y2="1.4043in"><text:p/></draw:line><draw:line text:anchor-type="paragraph" draw:z-index="13" draw:name="Line 2" draw:style-name="gr2" draw:text-style-name="P6" svg:x1="3.0591in" svg:y1="1.2929in" svg:x2="3.9626in" svg:y2="0.3063in"><text:p/></draw:line><draw:line text:anchor-type="paragraph" draw:z-index="14" draw:name="Line 3" draw:style-name="gr2" draw:text-style-name="P6" svg:x1="3.0874in" svg:y1="0.0429in" svg:x2="3.8654in" svg:y2="0.0291in"><text:p/></draw:line><draw:line text:anchor-type="paragraph" draw:z-index="15" draw:name="Line 4" draw:style-name="gr2" draw:text-style-name="P6" svg:x1="4.3929in" svg:y1="0.3063in" svg:x2="4.9764in" svg:y2="0.7098in"><text:p/></draw:line><draw:line text:anchor-type="paragraph" draw:z-index="16" draw:name="Line 5" draw:style-name="gr2" draw:text-style-name="P6" svg:x1="3.0591in" svg:y1="1.4736in" svg:x2="4.9764in" svg:y2="1.0291in"><text:p/></draw:line><draw:line text:anchor-type="paragraph" draw:z-index="17" draw:name="Line 6" draw:style-name="gr2" draw:text-style-name="P6" svg:x1="2.9346in" svg:y1="0.2374in" svg:x2="4.9764in" svg:y2="0.8626in"><text:p/></draw:line><draw:line text:anchor-type="paragraph" draw:z-index="18" draw:name="Line 7" draw:style-name="gr2" draw:text-style-name="P6" svg:x1="2.6571in" svg:y1="0.3063in" svg:x2="2.685in" svg:y2="1.1264in"><text:p/></draw:line><draw:line text:anchor-type="paragraph" draw:z-index="19" draw:name="Line 8" draw:style-name="gr2" draw:text-style-name="P6" svg:x1="1.0728in" svg:y1="0.8626in" svg:x2="2.4209in" svg:y2="0.3063in"><text:p/></draw:line><draw:frame text:anchor-type="paragraph" draw:z-index="20" draw:name="Text Frame 6" draw:style-name="gr1" draw:text-style-name="P5" svg:width="0.6941in" svg:height="0.6941in" svg:x="1.7543in" svg:y="1.0516in"><draw:text-box><text:p>5</text:p></draw:text-box></draw:frame><draw:frame text:anchor-type="paragraph" draw:z-index="21" draw:name="Text Frame 7" draw:style-name="gr1" draw:text-style-name="P5" svg:width="0.6941in" svg:height="0.6941in" svg:x="1.4756in" svg:y="0.3575in"><draw:text-box><text:p>1</text:p></draw:text-box></draw:frame><draw:frame text:anchor-type="paragraph" draw:z-index="22" draw:name="Text Frame 8" draw:style-name="gr1" draw:text-style-name="P5" svg:width="0.6941in" svg:height="0.6941in" svg:x="2.8236in" svg:y="0.6827in"><draw:text-box><text:p>6</text:p></draw:text-box></draw:frame><draw:frame text:anchor-type="paragraph" draw:z-index="25" draw:name="Text Frame 11" draw:style-name="gr1" draw:text-style-name="P5" svg:width="0.6941in" svg:height="0.6941in" svg:x="4.7398in" svg:y="0.1689in"><draw:text-box><text:p>4</text:p></draw:text-box></draw:frame><draw:frame text:anchor-type="paragraph" draw:z-index="26" draw:name="Text Frame 12" draw:style-name="gr1" draw:text-style-name="P5" svg:width="0.6941in" svg:height="0.6941in" svg:x="4.0736in" svg:y="1.2736in"><draw:text-box><text:p>8</text:p></draw:text-box></draw:frame><draw:frame text:anchor-type="paragraph" draw:z-index="27" draw:name="Text Frame 13" draw:style-name="gr1" draw:text-style-name="P5" svg:width="0.6941in" svg:height="0.6941in" svg:x="3.6016in" svg:y="0.7799in"><draw:text-box><text:p>7</text:p></draw:text-box></draw:frame><draw:frame text:anchor-type="paragraph" draw:z-index="28" draw:name="Text Frame 14" draw:style-name="gr1" draw:text-style-name="P5" svg:width="0.6941in" svg:height="0.6941in" svg:x="4.1154in" svg:y="0.4264in"><draw:text-box><text:p>3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20:52:23.985000000</meta:creation-date>
    <dc:date>2023-05-18T21:19:24.964000000</dc:date>
    <meta:editing-duration>PT15M59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5" meta:word-count="81" meta:character-count="310" meta:non-whitespace-character-count="244"/>
  </office:meta>
</office:document-meta>
</file>